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style:font-name="Arial" fo:font-size="14pt" style:text-underline-style="none" style:font-size-asian="14pt" style:font-size-complex="14pt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Arial" fo:font-size="14pt" style:text-underline-style="none" fo:background-color="#e8f2fe" style:font-name-asian="Consolas" style:font-size-asian="14pt" style:font-name-complex="Consolas" style:font-size-complex="14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Arial" fo:font-size="14pt" style:font-size-asian="14pt" style:font-size-complex="14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style:font-name="Arial" fo:font-size="14pt" style:font-size-asian="14pt" style:font-size-complex="14pt"/>
    </style:style>
    <style:style style:name="T1" style:family="text">
      <style:text-properties fo:color="#000000" style:font-name="Consolas" fo:font-size="10pt" style:text-underline-style="solid" style:text-underline-width="auto" style:text-underline-color="font-color" fo:background-color="#e8f2fe" style:font-name-asian="Consolas" style:font-size-asian="10pt" style:font-name-complex="Consolas" style:font-size-complex="10pt"/>
    </style:style>
    <style:style style:name="T2" style:family="text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T3" style:family="text">
      <style:text-properties fo:color="#000000" style:font-name="Consolas" fo:font-size="10pt" style:text-underline-style="none" fo:background-color="#e8f2fe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background-color="#e8f2fe" style:font-name-asian="Consolas" style:font-name-complex="Consolas"/>
    </style:style>
    <style:style style:name="T5" style:family="text">
      <style:text-properties fo:color="#000000" style:font-name="Consolas" style:text-underline-style="none" fo:background-color="#e8f2fe" style:font-name-asian="Consolas" style:font-name-complex="Consolas"/>
    </style:style>
    <style:style style:name="T6" style:family="text">
      <style:text-properties fo:color="#000000" style:font-name="Consolas" style:text-underline-style="solid" style:text-underline-width="auto" style:text-underline-color="font-color" fo:background-color="#e8f2fe" style:font-name-asian="Consolas" style:font-name-complex="Consolas"/>
    </style:style>
    <style:style style:name="T7" style:family="text">
      <style:text-properties fo:color="#000000" fo:background-color="#e8f2fe" style:font-name-asian="Consolas" style:font-name-complex="Consolas"/>
    </style:style>
    <style:style style:name="T8" style:family="text">
      <style:text-properties fo:color="#000000" style:text-underline-style="none" fo:background-color="#e8f2fe" style:font-name-asian="Consolas" style:font-name-complex="Consolas"/>
    </style:style>
    <style:style style:name="T9" style:family="text">
      <style:text-properties fo:color="#000000" style:text-underline-style="solid" style:text-underline-width="auto" style:text-underline-color="font-color" fo:background-color="#e8f2fe" style:font-name-asian="Consolas" style:font-name-complex="Consolas"/>
    </style:style>
    <style:style style:name="T10" style:family="text">
      <style:text-properties style:font-name="Consolas" fo:font-size="10pt" style:text-underline-style="none" fo:background-color="#e8f2fe" style:font-name-asian="Consolas" style:font-size-asian="10pt" style:font-name-complex="Consolas" style:font-size-complex="10pt"/>
    </style:style>
    <style:style style:name="T11" style:family="text">
      <style:text-properties style:font-name="Consolas" fo:font-size="10pt" style:text-underline-style="solid" style:text-underline-width="auto" style:text-underline-color="font-color" fo:background-color="#e8f2fe" style:font-name-asian="Consolas" style:font-size-asian="10pt" style:font-name-complex="Consolas" style:font-size-complex="10pt"/>
    </style:style>
    <style:style style:name="T12" style:family="text">
      <style:text-properties style:font-name="Consolas" style:text-underline-style="none" fo:background-color="#e8f2fe" style:font-name-asian="Consolas" style:font-name-complex="Consolas"/>
    </style:style>
    <style:style style:name="T13" style:family="text">
      <style:text-properties style:font-name="Consolas" style:text-underline-style="solid" style:text-underline-width="auto" style:text-underline-color="font-color" fo:background-color="#e8f2fe" style:font-name-asian="Consolas" style:font-name-complex="Consolas"/>
    </style:style>
    <style:style style:name="T14" style:family="text">
      <style:text-properties style:text-underline-style="none" fo:background-color="#e8f2fe" style:font-name-asian="Consolas" style:font-name-complex="Consolas"/>
    </style:style>
    <style:style style:name="T15" style:family="text">
      <style:text-properties style:text-underline-style="solid" style:text-underline-width="auto" style:text-underline-color="font-color" fo:background-color="#e8f2fe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HOJA01 JSP</text:p>
      <text:p text:style-name="Standard">a.CREAR <text:s/>UN PROYECTO <text:s text:c="2"/>LLAMADO t0curso</text:p>
      <text:p text:style-name="Standard">b.crear un archivo index.html, que contenga una lista para acceder a todos los ejercicios que se detallan a continuacion</text:p>
      <text:p text:style-name="Standard"/>
      <text:p text:style-name="P1">1.ej01.jsp: <text:span text:style-name="T7">inclusión</text:span><text:span text:style-name="T7"> </text:span><text:span text:style-name="T7">de</text:span><text:span text:style-name="T7"> </text:span><text:span text:style-name="T7">texto estatico, en la página por ej HOLA MUNDO</text:span></text:p>
      <text:p text:style-name="P2">2.ej02.jsp: inclusión de CLASES JAVA , en la página por ej uso de la clase java.util.Date(), para obtener la fecha actual</text:p>
      <text:p text:style-name="P4"><text:span text:style-name="T8">3.ej03.jsp : </text:span><text:span text:style-name="T7">inclusion </text:span><text:span text:style-name="T9">de</text:span><text:span text:style-name="T7"> </text:span><text:span text:style-name="T9">codigo</text:span><text:span text:style-name="T7"> java</text:span><text:span text:style-name="T8">, por ejemplo obtencion de un <text:s/>numero aleatorio y su posterior visualizacion</text:span></text:p>
      <text:p text:style-name="P3"><text:span text:style-name="T14">4.ej04.jsp:inclusion </text:span><text:span text:style-name="T15">de</text:span><text:span text:style-name="T14"> </text:span><text:span text:style-name="T15">codigo</text:span><text:span text:style-name="T14"> java </text:span><text:span text:style-name="T15">más</text:span><text:span text:style-name="T14"> </text:span><text:span text:style-name="T15">elaborado</text:span><text:span text:style-name="T14">, por ejemplo, obtener 2 numeros enteros aleatorios e imprimir como parte de una los nº comprendidos entre ambos( inclusive)</text:span></text:p>
      <text:p text:style-name="P2">5.ej05.jsp: inclusion de una clase java propia. Para ello crea en Java Resources/src, un paquete llamado datos, y crea la clase persona con dni y nombre y los metodos setter y getter. En la página debes crear un objeto de tipo persona, visualizar sus propiedades y despues cambiar el nombre y volver a visualizar las propiedades</text:p>
      <text:p text:style-name="P2">6.ej05.jsp: inclusion de 2 clases java propias relacionadas. Para ello crea en datos la clase dto con <text:s/>nombre y jefe (es el dni de una persona) y los metodos setter y getter</text:p>
      <text:p text:style-name="P2">crear un dto y una persona y luego muestra el nombre del dto y el nombre de la persona que lo dirige o desconocido, según el ca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1T20:12:57.44</meta:creation-date>
    <dc:date>2019-09-17T19:35:30.34</dc:date>
    <meta:editing-duration>PT39M7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10" meta:word-count="217" meta:character-count="1287"/>
  </office:meta>
</office:document-meta>
</file>